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Heading_20_1">Aktualizacja z dnia 01.07.2024 </text:h>
      <text:p text:style-name="paragraph"/>
      <text:h text:outline-level="1" text:style-name="Heading_20_2"><text:span text:style-name="Underline">Zmiany wspólne dla programów CAD Decor PRO i CAD Decor oraz CAD Kuchnie</text:span></text:h>
      <text:p text:style-name="paragraph"/>
      <text:p text:style-name="paragraph"/>
      <text:h text:outline-level="1" text:style-name="Heading_20_3">SZAFY WNĘKOWE</text:h>
      <text:p text:style-name="MQuestion"><text:span text:style-name="Bold">4961</text:span><text:tab/>brak współpracy z serwerem licencji i hasp dla wersji 64 bit</text:p>
      <text:p text:style-name="paragraph"/>
      <text:h text:outline-level="1" text:style-name="Heading_20_3">MANAGER</text:h>
      <text:p text:style-name="MQuestion"><text:span text:style-name="Bold">6254</text:span><text:tab/>Eksport projektów - nie można anulować</text:p>
      <text:p text:style-name="MQuestion"><text:span text:style-name="Bold">7264</text:span><text:tab/>Brak skalowania ikon w interfejsie przy wysokiej rozdzielczości ekranu i wysokim dpi</text:p>
      <text:p text:style-name="paragraph"/>
      <text:h text:outline-level="1" text:style-name="Heading_20_3">AKTUALIZATOR INTERNETOWY</text:h>
      <text:p text:style-name="MQuestion"><text:span text:style-name="Bold">6747</text:span><text:tab/>Nieaktywna lista baz do pobrania przez aktualizator internetowy</text:p>
      <text:p text:style-name="MQuestion"><text:span text:style-name="Bold">6903</text:span><text:tab/>Aktualizator zawiesza się na pobieraniu dot4cada</text:p>
      <text:p text:style-name="paragraph"/>
      <text:h text:outline-level="1" text:style-name="Heading_20_3">WIZUALIZACJA</text:h>
      <text:p text:style-name="MQuestion"><text:span text:style-name="Bold">6796</text:span><text:tab/>Błędy podczas kopiowania obszaru płytek przez CTRL+C, CTRL+V</text:p>
      <text:p text:style-name="MQuestion"><text:span text:style-name="Bold">7037</text:span><text:tab/>Skalowanie bloku obróconego o kąt inny niż 90 stopni nie działa prawidłowo</text:p>
      <text:p text:style-name="MQuestion"><text:span text:style-name="Bold">7210</text:span><text:tab/>Błędnie wyświetlane kontrolki do przeciągania elementów świateł na drzewku dla skali DPI 125% i wyższych</text:p>
      <text:p text:style-name="MQuestion"><text:span text:style-name="Bold">7445</text:span><text:tab/>Niewidoczne halogeny w zakładce światła</text:p>
      <text:p text:style-name="paragraph"/>
      <text:h text:outline-level="1" text:style-name="Heading_20_3">WSTAWIANIE ELEMENTÓW WNĘTRZARSKICH</text:h>
      <text:p text:style-name="MQuestion"><text:span text:style-name="Bold">6908</text:span><text:tab/>Długi czas przełączania się między elementami na liście</text:p>
      <text:p text:style-name="paragraph"/>
      <text:h text:outline-level="1" text:style-name="Heading_20_3">BAZY DANYCH</text:h>
      <text:p text:style-name="MQuestion"><text:span text:style-name="Bold">7020</text:span><text:tab/>Nie widać na rzucie dokumentacji ościeżnic wstawionych bez drzwi</text:p>
      <text:p text:style-name="MQuestion"><text:span text:style-name="Bold">7106</text:span><text:tab/>Dodanie modeli drzwi z odwrotną przylgą/rewersyjnych</text:p>
      <text:p text:style-name="paragraph"/>
      <text:h text:outline-level="1" text:style-name="Heading_20_3">KONWERTER</text:h>
      <text:p text:style-name="MQuestion"><text:span text:style-name="Bold">7173</text:span><text:tab/>Rozjechanie się skali po zmianie nazwy producenta</text:p>
      <text:p text:style-name="MQuestion"><text:span text:style-name="Bold">7174</text:span><text:tab/>Błąd w pogdlądzie po przeskalowaniu i przeklikiwaniu się z zakładki "Typ" na "Producent"</text:p>
      <text:p text:style-name="paragraph"/>
      <text:h text:outline-level="1" text:style-name="Heading_20_3">DRZWI I OKNA</text:h>
      <text:p text:style-name="MQuestion"><text:span text:style-name="Bold">7249</text:span><text:tab/>Okna narożne i kolankowe - głębokość parapetu ulega zmianie przy edycji</text:p>
      <text:p text:style-name="MQuestion"><text:span text:style-name="Bold">7302</text:span><text:tab/>Zmiany w module przy dodawaniu obsługi zapisywania bazy użytkownika do designera</text:p>
      <text:p text:style-name="MQuestion"><text:span text:style-name="Bold">7500</text:span><text:tab/>Po edycji ściany, znika cześć okien i drzwi w konkretnym projekcie</text:p>
      <text:p text:style-name="paragraph"/>
      <text:h text:outline-level="1" text:style-name="Heading_20_3">CAD LICENCJA</text:h>
      <text:p text:style-name="MQuestion"><text:span text:style-name="Bold">7362</text:span><text:tab/>Reorganizacja bibliotek CAD Licencji</text:p>
      <text:p text:style-name="MQuestion"><text:span text:style-name="Bold">7484</text:span><text:tab/>Wybieranie trybu licencjonowania</text:p>
      <text:p text:style-name="MQuestion"><text:span text:style-name="Bold">7487</text:span><text:tab/>Blokowanie działania licencji online na starszej wersji programu</text:p>
      <text:p text:style-name="MQuestion"><text:span text:style-name="Bold">7488</text:span><text:tab/>Obsługa licencji online próbnej</text:p>
      <text:p text:style-name="paragraph"/>
      <text:h text:outline-level="1" text:style-name="Heading_20_3">DOKUMENTACJA</text:h>
      <text:p text:style-name="MQuestion"><text:span text:style-name="Bold">7402</text:span><text:tab/>Brak możliwości skopiowania strony rysunek techniczny na konkretnym projekcie klienta</text:p>
      <text:p text:style-name="MQuestion"><text:span text:style-name="Bold">7424</text:span><text:tab/>Sfery z bazy GAM STUDIO ULTRA PACK powodują duże "oddalenie" projektu w dokumentacji</text:p>
      <text:p text:style-name="paragraph"/>
      <text:h text:outline-level="1" text:style-name="Heading_20_3">DOT4CAD</text:h>
      <text:p text:style-name="MQuestion"><text:span text:style-name="Bold">7516</text:span><text:tab/>Brak możliwości rysowania na widoku z boku po zmianie UCS</text:p>
      <text:p text:style-name="paragraph"/>
      <text:h text:outline-level="1" text:style-name="Heading_20_2"><text:span text:style-name="Underline">Zmiany wspólne dla programów CAD Decor PRO oraz CAD Kuchnie</text:span></text:h>
      <text:p text:style-name="paragraph"/>
      <text:p text:style-name="paragraph"/>
      <text:h text:outline-level="1" text:style-name="Heading_20_3">BLATY</text:h>
      <text:p text:style-name="MQuestion"><text:span text:style-name="Bold">6258</text:span><text:tab/>Różnice w kolorystyce blatów po ich skopiowaniu</text:p>
      <text:p text:style-name="paragraph"/>
      <text:h text:outline-level="1" text:style-name="Heading_20_3">WSTAWIANIE SZAFEK KUCHENNYCH</text:h>
      <text:p text:style-name="MQuestion"><text:span text:style-name="Bold">7081</text:span><text:tab/>Jeśli zmienimy agd w wstawionej szafce a następnie zedytujemy którykolwiek wymiar szafki - wraca sprzęt agd sprzed zmiany.</text:p>
      <text:p text:style-name="MQuestion"><text:span text:style-name="Bold">7169</text:span><text:tab/>Próba skalowania szafki wstawionej pod kątem innym niż 90 stopni powoduje dziwne zachowanie i np. skurczenie sie szafki</text:p>
      <text:p text:style-name="paragraph"/>
      <text:p text:style-name="paragraph">ZMIENIONE PLIKI:</text:p>
      <text:p text:style-name="MQuestion">firstDLL.dll <text:s text:c="1"/><text:tab/>16.05.2024</text:p>
      <text:p text:style-name="MQuestion">paths_data.json <text:s text:c="1"/><text:tab/>18.05.2024</text:p>
      <text:p text:style-name="MQuestion">SampleRes.dll <text:s text:c="1"/><text:tab/>16.05.2024</text:p>
      <text:p text:style-name="MQuestion">SecondDLL.dll <text:s text:c="1"/><text:tab/>16.05.2024</text:p>
      <text:p text:style-name="MQuestion">Setup.ini <text:s text:c="1"/><text:tab/>24.05.2024</text:p>
      <text:p text:style-name="MQuestion">Setup2.ini <text:s text:c="1"/><text:tab/>13.05.2024</text:p>
      <text:p text:style-name="MQuestion">test_9999.json <text:s text:c="1"/><text:tab/>18.05.2024</text:p>
      <text:p text:style-name="MQuestion">test_DLL.dll <text:s text:c="1"/><text:tab/>18.05.2024</text:p>
      <text:p text:style-name="MQuestion">ThirdDLl.dll <text:s text:c="1"/><text:tab/>16.05.2024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Heading_20_1" style:family="paragraph" style:display-name="Heading 1">
      <style:text-properties fo:font-size="16pt" fo:font-weight="bold" fo:font-family="Calibri"/>
      <style:paragraph-properties fo:text-align="center"/>
    </style:style>
    <style:style style:name="Heading_20_2" style:family="paragraph" style:display-name="Heading 2">
      <style:text-properties fo:font-size="14pt" fo:font-weight="bold" fo:font-family="Calibri"/>
      <style:paragraph-properties fo:text-align="center"/>
    </style:style>
    <style:style style:name="Heading_20_3" style:family="paragraph" style:display-name="Heading 3">
      <style:text-properties fo:font-size="11pt" fo:font-weight="bold" fo:font-family="Calibri"/>
      <style:paragraph-properties fo:line-height="145%"/>
    </style:style>
    <style:style style:name="Underline" style:family="text" style:display-name="Underline">
      <style:text-properties style:text-underline-style="solid" style:text-underline-width="auto" style:text-underline-color="font-color"/>
    </style:style>
    <style:style style:name="Bold" style:family="text" style:display-name="Bold">
      <style:text-properties fo:font-weight="bold"/>
    </style:style>
    <style:style style:name="paragraph" style:family="paragraph" style:display-name="paragraph">
      <style:text-properties fo:font-size="11pt" fo:font-family="Calibri"/>
      <style:paragraph-properties fo:line-height="135%"/>
    </style:style>
    <style:style style:name="Question" style:family="paragraph" style:display-name="Question">
      <style:text-properties fo:font-size="11pt" fo:font-family="Calibri"/>
      <style:paragraph-properties fo:line-height="135%"/>
      <style:paragraph-properties/>
    </style:style>
    <style:style style:name="MQuestion" style:family="paragraph" style:display-name="Question">
      <style:text-properties fo:font-size="11pt" fo:font-family="Calibri"/>
      <style:paragraph-properties fo:line-height="135%"/>
      <style:paragraph-properties>
        <style:tab-stops>
          <style:tab-stop style:position="5cm"/>
          <style:tab-stop style:position="1.2cm"/>
        </style:tab-stops>
      </style:paragraph-properties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